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fc2ae" officeooo:paragraph-rsid="000fc2ae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officeooo:rsid="000fc2ae" officeooo:paragraph-rsid="000fc2ae" style:font-size-asian="20pt" style:font-size-complex="20pt"/>
    </style:style>
    <style:style style:name="P3" style:family="paragraph" style:parent-style-name="Standard">
      <style:text-properties fo:font-size="20pt" fo:font-weight="bold" officeooo:rsid="001380a2" officeooo:paragraph-rsid="001380a2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/>
      <style:text-properties fo:font-size="12pt" officeooo:rsid="000fc2ae" officeooo:paragraph-rsid="000fc2ae" style:font-size-asian="10.5pt" style:font-size-complex="12pt"/>
    </style:style>
    <style:style style:name="P5" style:family="paragraph" style:parent-style-name="Standard">
      <style:paragraph-properties fo:line-height="150%"/>
      <style:text-properties fo:font-size="12pt" officeooo:rsid="001147b0" officeooo:paragraph-rsid="001147b0" style:font-size-asian="10.5pt" style:font-size-complex="12pt"/>
    </style:style>
    <style:style style:name="P6" style:family="paragraph" style:parent-style-name="Standard">
      <style:paragraph-properties fo:line-height="150%"/>
      <style:text-properties fo:font-size="12pt" officeooo:rsid="0012ddc8" officeooo:paragraph-rsid="0012ddc8" style:font-size-asian="10.5pt" style:font-size-complex="12pt"/>
    </style:style>
    <style:style style:name="P7" style:family="paragraph" style:parent-style-name="Standard">
      <style:paragraph-properties fo:line-height="150%"/>
      <style:text-properties fo:font-size="12pt" style:text-underline-style="solid" style:text-underline-width="auto" style:text-underline-color="font-color" fo:font-weight="bold" officeooo:rsid="000fc2ae" officeooo:paragraph-rsid="000fc2ae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1380a2" officeooo:paragraph-rsid="001380a2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bold" officeooo:rsid="00151f41" officeooo:paragraph-rsid="00151f41" style:font-size-asian="12pt" style:font-weight-asian="bold" style:font-size-complex="12pt" style:font-weight-complex="bold"/>
    </style:style>
    <style:style style:name="P10" style:family="paragraph" style:parent-style-name="Standard">
      <style:text-properties style:use-window-font-color="true" loext:opacity="0%" fo:font-size="12pt" fo:font-weight="normal" officeooo:rsid="00166674" officeooo:paragraph-rsid="00166674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use-window-font-color="true" loext:opacity="0%" style:font-name="Consolas" fo:font-size="10.5pt" fo:font-weight="normal" officeooo:rsid="00151f41" officeooo:paragraph-rsid="00151f41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13" style:family="paragraph" style:parent-style-name="Standard" style:list-style-name="L1">
      <style:paragraph-properties fo:line-height="150%"/>
      <style:text-properties fo:font-size="12pt" officeooo:rsid="000fc2ae" officeooo:paragraph-rsid="000fc2ae" style:font-size-asian="10.5pt" style:font-size-complex="12pt"/>
    </style:style>
    <style:style style:name="P14" style:family="paragraph" style:parent-style-name="Standard" style:list-style-name="L2">
      <style:paragraph-properties fo:line-height="150%"/>
      <style:text-properties fo:font-size="12pt" officeooo:rsid="001147b0" officeooo:paragraph-rsid="001147b0" style:font-size-asian="10.5pt" style:font-size-complex="12pt"/>
    </style:style>
    <style:style style:name="P15" style:family="paragraph" style:parent-style-name="Standard" style:list-style-name="L3">
      <style:paragraph-properties fo:line-height="150%"/>
      <style:text-properties fo:font-size="12pt" officeooo:rsid="001147b0" officeooo:paragraph-rsid="001147b0" style:font-size-asian="10.5pt" style:font-size-complex="12pt"/>
    </style:style>
    <style:style style:name="P16" style:family="paragraph" style:parent-style-name="Standard" style:list-style-name="L3">
      <style:paragraph-properties fo:line-height="150%"/>
      <style:text-properties fo:font-size="12pt" officeooo:rsid="001147b0" officeooo:paragraph-rsid="0012ddc8" style:font-size-asian="10.5pt" style:font-size-complex="12pt"/>
    </style:style>
    <style:style style:name="P17" style:family="paragraph" style:parent-style-name="Standard">
      <style:text-properties fo:font-size="12pt" fo:font-weight="normal" officeooo:rsid="0018ebc1" officeooo:paragraph-rsid="0018ebc1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380a2" officeooo:paragraph-rsid="0018ebc1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paragraph-rsid="0018ebc1"/>
    </style:style>
    <style:style style:name="P20" style:family="paragraph" style:parent-style-name="Standard">
      <style:text-properties fo:font-size="20pt" fo:font-weight="bold" officeooo:rsid="001380a2" officeooo:paragraph-rsid="001380a2" style:font-size-asian="20pt" style:font-weight-asian="bold" style:font-size-complex="20pt" style:font-weight-complex="bold"/>
    </style:style>
    <style:style style:name="P21" style:family="paragraph" style:parent-style-name="Standard">
      <style:text-properties style:use-window-font-color="true" loext:opacity="0%" fo:font-size="12pt" fo:font-weight="bold" officeooo:rsid="00151f41" officeooo:paragraph-rsid="00151f41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text-properties style:use-window-font-color="true" loext:opacity="0%" fo:font-size="12pt" fo:font-weight="bold" officeooo:rsid="0018ebc1" officeooo:paragraph-rsid="0018ebc1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paragraph-properties style:line-height-at-least="0.503cm"/>
      <style:text-properties style:use-window-font-color="true" loext:opacity="0%" style:font-name="Liberation Serif" fo:font-size="10.5pt" fo:font-weight="normal" officeooo:rsid="0018ebc1" officeooo:paragraph-rsid="0018ebc1" fo:background-color="transparent"/>
    </style:style>
    <style:style style:name="P24" style:family="paragraph" style:parent-style-name="Standard">
      <style:paragraph-properties style:line-height-at-least="0.503cm"/>
      <style:text-properties style:use-window-font-color="true" loext:opacity="0%" style:font-name="Liberation Serif" fo:font-size="10.5pt" fo:font-weight="normal" fo:background-color="transparent"/>
    </style:style>
    <style:style style:name="P25" style:family="paragraph" style:parent-style-name="Standard">
      <style:paragraph-properties style:line-height-at-least="0.503cm"/>
      <style:text-properties style:use-window-font-color="true" loext:opacity="0%" style:font-name="Liberation Serif" fo:font-size="10.5pt" fo:font-weight="normal" officeooo:paragraph-rsid="00151f41" fo:background-color="transparent"/>
    </style:style>
    <style:style style:name="P26" style:family="paragraph" style:parent-style-name="Standard">
      <style:paragraph-properties style:line-height-at-least="0.503cm"/>
      <style:text-properties style:use-window-font-color="true" loext:opacity="0%" style:font-name="Liberation Serif" fo:font-size="10.5pt" fo:font-weight="normal" officeooo:rsid="00166674" officeooo:paragraph-rsid="00166674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style:line-height-at-least="0.503cm"/>
      <style:text-properties style:use-window-font-color="true" loext:opacity="0%" style:font-name="Liberation Serif" fo:font-size="10.5pt" fo:font-weight="normal" officeooo:rsid="0018ebc1" officeooo:paragraph-rsid="0018ebc1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29" style:family="paragraph" style:parent-style-name="Standard">
      <style:paragraph-properties style:line-height-at-least="0.503cm"/>
      <style:text-properties fo:color="#d4d4d4" loext:opacity="100%" style:font-name="Liberation Serif" fo:font-size="10.5pt" fo:font-weight="normal" fo:background-color="#1e1e1e"/>
    </style:style>
    <style:style style:name="P30" style:family="paragraph" style:parent-style-name="Standard">
      <style:paragraph-properties style:line-height-at-least="0.503cm"/>
      <style:text-properties style:font-name="Liberation Serif" fo:font-size="12pt" fo:font-weight="bold" officeooo:rsid="00166674" officeooo:paragraph-rsid="00166674" style:font-size-asian="12pt" style:font-weight-asian="bold" style:font-size-complex="12pt" style:font-weight-complex="bold"/>
    </style:style>
    <style:style style:name="P31" style:family="paragraph" style:parent-style-name="Standard">
      <style:paragraph-properties style:line-height-at-least="0.503cm"/>
      <style:text-properties style:font-name="Liberation Serif" fo:font-size="12pt" fo:font-weight="normal" officeooo:rsid="00166674" style:font-size-asian="12pt" style:font-weight-asian="normal" style:font-size-complex="12pt" style:font-weight-complex="normal"/>
    </style:style>
    <style:style style:name="T1" style:family="text">
      <style:text-properties officeooo:rsid="000fc2ae"/>
    </style:style>
    <style:style style:name="T2" style:family="text">
      <style:text-properties officeooo:rsid="0012ddc8"/>
    </style:style>
    <style:style style:name="T3" style:family="text">
      <style:text-properties officeooo:rsid="00166674" style:font-size-asian="12pt" style:font-weight-asian="normal" style:font-size-complex="12pt" style:font-weight-complex="normal"/>
    </style:style>
    <style:style style:name="T4" style:family="text">
      <style:text-properties officeooo:rsid="00151f41"/>
    </style:style>
    <style:style style:name="T5" style:family="text">
      <style:text-properties style:use-window-font-color="true" loext:opacity="0%" style:font-name="Consolas" fo:font-size="10.5pt" fo:background-color="transparent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8ebc1" style:font-weight-asian="bold" style:font-weight-complex="bold"/>
    </style:style>
    <style:style style:name="T8" style:family="text">
      <style:text-properties fo:font-weight="bold" officeooo:rsid="0018ebc1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EXPLICACIONES</text:p>
      <text:p text:style-name="P4"/>
      <text:p text:style-name="P7">CLAVES FORÁNEAS</text:p>
      <text:p text:style-name="P4">La tabla armas tiene una clave foránea llamada id_guerrero procedente de la tabla guerreros. </text:p>
      <text:list xml:id="list2921774538" text:style-name="L1">
        <text:list-item>
          <text:p text:style-name="P13">ON UPDATE → Cascade, ya que hay que actualizar cada cambio que se haga.</text:p>
        </text:list-item>
        <text:list-item>
          <text:p text:style-name="P13">ON DELETE → Set null, ya que si un guerrero fallece esa arma puede ser usada por otro. </text:p>
        </text:list-item>
      </text:list>
      <text:p text:style-name="P4"/>
      <text:p text:style-name="P5">Las tablas caballería e infantería tienen una clave foránea llamada codigo_org_militar procedente de la tabla org_militar.</text:p>
      <text:list xml:id="list612491304" text:style-name="L2">
        <text:list-item>
          <text:p text:style-name="P14">ON UPDATE → <text:span text:style-name="T1">Cascade, ya que hay que actualizar cada cambio que se haga.</text:span></text:p>
        </text:list-item>
        <text:list-item>
          <text:p text:style-name="P14">ON DELETE → Cascade, al ser herencia, si eliminamos una organización militar también tiene que eliminarse su subtipo.</text:p>
        </text:list-item>
      </text:list>
      <text:p text:style-name="P5"/>
      <text:p text:style-name="P5">La tabla dioses_guerreros tiene dos claves foráneas (nombre_dioses y id_guerrero). Al ser una entidad procedente de una relación M:N, ambas claves foráneas toman los mismos valores.</text:p>
      <text:list xml:id="list3684951532" text:style-name="L3">
        <text:list-item>
          <text:p text:style-name="P15">ON UPDATE → <text:span text:style-name="T1">Cascade, ya que hay que actualizar cada cambio que se haga.</text:span></text:p>
        </text:list-item>
        <text:list-item>
          <text:p text:style-name="P15">ON DELETE → No Action, no puedes borrar un dios si un guerrero lo adora.</text:p>
        </text:list-item>
      </text:list>
      <text:p text:style-name="P5"/>
      <text:p text:style-name="P5">La tabla org_militar tiene un clave foránea procedente de lider.</text:p>
      <text:list xml:id="list173710891845312" text:continue-numbering="true" text:style-name="L3">
        <text:list-item>
          <text:p text:style-name="P15">ON UPDATE → <text:span text:style-name="T1">Cascade, ya que hay que actualizar cada cambio que se haga.</text:span></text:p>
        </text:list-item>
        <text:list-item>
          <text:p text:style-name="P15">ON DELETE → Set Null, ya puede darse el caso de que el líder fallezca y otro tenga que ser elegido para dirigir.</text:p>
        </text:list-item>
      </text:list>
      <text:p text:style-name="P5"/>
      <text:p text:style-name="P6">La tabla guerreros tiene dos claves foráneas (nombre_asentamiento y cog_org_militar). Ambos tienen los mismos valores.</text:p>
      <text:list xml:id="list173711299789806" text:continue-numbering="true" text:style-name="L3">
        <text:list-item>
          <text:p text:style-name="P16">ON UPDATE → <text:span text:style-name="T1">Cascade, ya que hay que actualizar cada cambio que se haga.</text:span></text:p>
        </text:list-item>
        <text:list-item>
          <text:p text:style-name="P16">ON DELETE → No Action, <text:span text:style-name="T2">no pueden eliminarse una organización militar si hay guerreros asociados, igual pasa con los asentamientos. </text:span></text:p>
        </text:list-item>
      </text:list>
      <text:p text:style-name="P2"/>
      <text:p text:style-name="P2"/>
      <text:p text:style-name="P3">CONSULTAS:</text:p>
      <text:p text:style-name="P3"/>
      <text:p text:style-name="P17"/>
      <text:p text:style-name="P18">1-<text:span text:style-name="T7"> Muestra los nombres de los guerros.</text:span></text:p>
      <text:p text:style-name="P18">SELECT nombre FROM guerreros;</text:p>
      <text:p text:style-name="P18"><text:soft-page-break/></text:p>
      <text:p text:style-name="P18">2-<text:span text:style-name="T6"> </text:span><text:span text:style-name="T7">Muestra los nombres de los dioses.</text:span></text:p>
      <text:p text:style-name="P18">SELECT nombre_dios FROM dioses_guerreros;</text:p>
      <text:p text:style-name="P18"/>
      <text:p text:style-name="P18">3- <text:span text:style-name="T7">Muestra la descripción de los diozes</text:span></text:p>
      <text:p text:style-name="P18">SELECT descripcion FROM dioses;</text:p>
      <text:p text:style-name="P18"/>
      <text:p text:style-name="P18">4- <text:span text:style-name="T7">Muestra los codigos de las organizaciones militares de la caballería.</text:span></text:p>
      <text:p text:style-name="P18">SELECT codigo_org_militar FROM caballeria</text:p>
      <text:p text:style-name="P8"/>
      <text:p text:style-name="P19"><text:span text:style-name="T3">5- </text:span><text:span text:style-name="T8">Muestra el id asignado al lider y el nombre del lider.</text:span></text:p>
      <text:p text:style-name="P19"><text:span text:style-name="T5">SELECT id_lider, nombre FROM lider;</text:span></text:p>
      <text:p text:style-name="P10"/>
      <text:p text:style-name="P8"/>
      <text:p text:style-name="P9">WHERE y JOIN</text:p>
      <text:p text:style-name="P21"/>
      <text:p text:style-name="P22">1- Muestra el nombre del dios y de las armas donde el id de guerrero sea igual a 1.</text:p>
      <text:p text:style-name="P11">SELECT nombre_dios, a.nombre</text:p>
      <text:p text:style-name="P12">FROM dioses_guerreros,armas <text:span text:style-name="T4">a</text:span></text:p>
      <text:p text:style-name="P12">WHERE id_guerrero = 1;</text:p>
      <text:p text:style-name="P28"/>
      <text:p text:style-name="P23">2-<text:span text:style-name="T6">Muestra el nombre del asentamiento y el nombre del guerrero .</text:span></text:p>
      <text:p text:style-name="P25">SELECT a.nombre_asentamiento,g.nombre </text:p>
      <text:p text:style-name="P25">FROM asentamiento a</text:p>
      <text:p text:style-name="P24">INNER JOIN guerreros g;</text:p>
      <text:p text:style-name="P29"/>
      <text:p text:style-name="P30">SUBCONSULTA</text:p>
      <text:p text:style-name="P26"/>
      <text:p text:style-name="P27">1- <text:span text:style-name="T6">Nombre de arma de los guerreros que pertenecen a Augusta Emerita</text:span></text:p>
      <text:p text:style-name="P31">select nombre <text:line-break/>from armas <text:line-break/>where id_guerrero = (select id <text:line-break/><text:tab/><text:tab/> <text:s text:c="4"/>from guerreros<text:line-break/><text:tab/><text:tab/> <text:s text:c="4"/>where nombre_asentamiento like 'Augusta Emerita'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4T11:37:18.055000000</meta:creation-date>
    <dc:date>2021-05-05T17:37:10.559000000</dc:date>
    <meta:editing-duration>PT17M4S</meta:editing-duration>
    <meta:editing-cycles>4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0" meta:word-count="407" meta:character-count="2466" meta:non-whitespace-character-count="2088"/>
  </office:meta>
</office:document-meta>
</file>